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ced6" officeooo:paragraph-rsid="0014ce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ìm hiểu kí hiệu bảng chữ cái của người câm. Với mỗi chữ cái chụp 20 mẫu bàn tay với chữ cái đó trên nền trắng với bàn tay.</text:p>
      <text:p text:style-name="P1">Chuẩn bị template powerpoint cho sáng t7.</text:p>
      <text:p text:style-name="P1">Deadline: 9h tối 15/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23:54:37.249414504</dc:date>
    <meta:document-statistic meta:table-count="0" meta:image-count="0" meta:object-count="0" meta:page-count="1" meta:paragraph-count="3" meta:word-count="40" meta:character-count="186" meta:non-whitespace-character-count="149"/>
    <meta:generator>LibreOffice/4.2.8.2$Linux_X86_64 LibreOffice_project/420m0$Build-2</meta:generator>
  </office:meta>
</office:document-meta>
</file>